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line-height="150%"/>
      <style:text-properties style:font-name="Arial"/>
    </style:style>
    <style:style style:name="P3" style:family="paragraph" style:parent-style-name="Standard">
      <style:paragraph-properties fo:break-before="page"/>
      <style:text-properties style:font-name="Arial"/>
    </style:style>
    <style:style style:name="P4" style:family="paragraph" style:parent-style-name="Standard">
      <style:paragraph-properties fo:text-align="center" style:justify-single-word="false" fo:break-before="page"/>
      <style:text-properties style:font-name="Arial" fo:font-size="14pt" fo:font-style="italic" style:font-size-asian="14pt" style:font-style-asian="italic" style:font-size-complex="14pt" style:font-style-complex="italic"/>
    </style:style>
    <style:style style:name="T1" style:family="text">
      <style:text-properties fo:font-size="10pt" style:font-size-asian="10pt" style:font-size-complex="10pt"/>
    </style:style>
    <style:style style:name="T2"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3">INHALTSVERZEICHNISS</text:p>
      <text:p text:style-name="P4">Zur Facharbeit</text:p>
      <text:p text:style-name="P1"/>
      <text:p text:style-name="P2">LED Anzeigetafeln sind weit verbreitet wenn es darum geht Bilder oder Videos auf einer großen Fläche darzustellen, die auch auf weite Distanz sichtbar sein sollen. Deshalb werden sie oftmals als Werbetafel oder auf großen Events eingesetzt. Was für uns selbstverständlich aussieht ist mit einer Menge technischen Raffinessen verbunden, denn ein Mikrocontroller hat nur eine begrenzte Zahl an Ausgängen, wenn man eine Anzeigetafel mit nur 10 mal 10 LEDs hätte, würde man 300 Ausgänge zur Ansteuerung benötigen </text:p>
      <text:p text:style-name="P2">(10 <text:span text:style-name="T1">LEDs</text:span> * 10 <text:span text:style-name="T1">LEDs</text:span> * 3 <text:span text:style-name="T1">Farben), </text:span><text:span text:style-name="T2">womit die Zahl der vorhandenen Ausgänge bei den meisten Mikroprozessoren schon lange überschritten ist. Deshalb muss man sich etwas behelfen. Ich werde hauptsächlich über zwei verschiedene Ansätze sprechen. Daisy Chaining und Multiplex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4.001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nnik </meta:initial-creator>
    <meta:creation-date>2017-01-26T21:21:07.12</meta:creation-date>
    <meta:generator>OpenOffice/4.1.3$Win32 OpenOffice.org_project/413m1$Build-9783</meta:generator>
    <dc:date>2017-03-04T19:51:23.65</dc:date>
    <dc:creator>Jannik </dc:creator>
    <meta:editing-duration>PT27M5S</meta:editing-duration>
    <meta:editing-cycles>14</meta:editing-cycles>
    <meta:document-statistic meta:table-count="0" meta:image-count="0" meta:object-count="0" meta:page-count="3" meta:paragraph-count="5" meta:word-count="120" meta:character-count="823"/>
  </office:meta>
</office:document-meta>
</file>